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number-columns-repeated="3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Published date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office:value-type="float" office:value="3.25" calcext:value-type="float">
            <text:p>3.25</text:p>
          </table:table-cell>
          <table:table-cell office:value-type="float" office:value="1.36" calcext:value-type="float">
            <text:p>1.36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ilongjiang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3.18" calcext:value-type="float">
            <text:p>3.18</text:p>
          </table:table-cell>
          <table:table-cell office:value-type="float" office:value="1.15" calcext:value-type="float">
            <text:p>1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lin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2.61" calcext:value-type="float">
            <text:p>2.61</text:p>
          </table:table-cell>
          <table:table-cell office:value-type="float" office:value="0.91" calcext:value-type="float">
            <text:p>0.91</text:p>
          </table:table-cell>
          <table:table-cell office:value-type="float" office:value="6.33" calcext:value-type="float">
            <text:p>6.3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izhou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2.49" calcext:value-type="float">
            <text:p>2.49</text:p>
          </table:table-cell>
          <table:table-cell office:value-type="float" office:value="1.52" calcext:value-type="float">
            <text:p>1.52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ubei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93" calcext:value-type="float">
            <text:p>1.93</text:p>
          </table:table-cell>
          <table:table-cell office:value-type="float" office:value="1.38" calcext:value-type="float">
            <text:p>1.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11" calcext:value-type="float">
            <text:p>1.11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ner Mongolia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76" calcext:value-type="float">
            <text:p>1.76</text:p>
          </table:table-cell>
          <table:table-cell office:value-type="float" office:value="0.91" calcext:value-type="float">
            <text:p>0.91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Tianjin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68" calcext:value-type="float">
            <text:p>1.68</text:p>
          </table:table-cell>
          <table:table-cell office:value-type="float" office:value="1.09" calcext:value-type="float">
            <text:p>1.09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xi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64" calcext:value-type="float">
            <text:p>1.64</text:p>
          </table:table-cell>
          <table:table-cell office:value-type="float" office:value="1.07" calcext:value-type="float">
            <text:p>1.07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nhui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58" calcext:value-type="float">
            <text:p>1.58</text:p>
          </table:table-cell>
          <table:table-cell office:value-type="float" office:value="0.94" calcext:value-type="float">
            <text:p>0.9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injiang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55" calcext:value-type="float">
            <text:p>1.55</text:p>
          </table:table-cell>
          <table:table-cell office:value-type="float" office:value="0.85" calcext:value-type="float">
            <text:p>0.85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nan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48" calcext:value-type="float">
            <text:p>1.48</text:p>
          </table:table-cell>
          <table:table-cell office:value-type="float" office:value="1.03" calcext:value-type="float">
            <text:p>1.03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inan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1.03" calcext:value-type="float">
            <text:p>1.0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39" calcext:value-type="float">
            <text:p>1.39</text:p>
          </table:table-cell>
          <table:table-cell office:value-type="float" office:value="0.96" calcext:value-type="float">
            <text:p>0.96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anxi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0.88" calcext:value-type="float">
            <text:p>0.88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0.71" calcext:value-type="float">
            <text:p>0.7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Qinghai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0.83" calcext:value-type="float">
            <text:p>0.8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ansu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0.82" calcext:value-type="float">
            <text:p>0.82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0.83" calcext:value-type="float">
            <text:p>0.8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xi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1.03" calcext:value-type="float">
            <text:p>1.0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aanxi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float" office:value="0.75" calcext:value-type="float">
            <text:p>0.75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unan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1.12" calcext:value-type="float">
            <text:p>1.12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andong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bei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0.63" calcext:value-type="float">
            <text:p>0.63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ongqing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0.79" calcext:value-type="float">
            <text:p>0.79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iaoning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0.74" calcext:value-type="float">
            <text:p>0.74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ingxia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0.75" calcext:value-type="float">
            <text:p>0.75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chuan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0.68" calcext:value-type="float">
            <text:p>0.6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ujian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0.92" calcext:value-type="float">
            <text:p>0.92</text:p>
          </table:table-cell>
          <table:table-cell office:value-type="float" office:value="0.62" calcext:value-type="float">
            <text:p>0.62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hejiang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  <table:table-row table:style-name="ro2">
          <table:table-cell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unnan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<text:a xlink:href="https://www.medrxiv.org/content/10.1101/2020.02.12.20022467v1" xlink:type="simple">Harvard University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8:25:50.262235371</meta:creation-date>
    <dc:date>2020-02-20T18:26:22.243239523</dc:date>
    <meta:editing-duration>PT32S</meta:editing-duration>
    <meta:editing-cycles>2</meta:editing-cycles>
    <meta:generator>LibreOffice/6.0.7.3$Linux_X86_64 LibreOffice_project/00m0$Build-3</meta:generator>
    <meta:document-statistic meta:table-count="1" meta:cell-count="288" meta:object-count="0"/>
  </office:meta>
</office:document-meta>
</file>